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2ede"/>
    </style:style>
    <style:style style:name="P2" style:family="paragraph" style:parent-style-name="Standard">
      <style:text-properties officeooo:paragraph-rsid="00190a2e"/>
    </style:style>
    <style:style style:name="P3" style:family="paragraph" style:parent-style-name="Standard">
      <style:text-properties officeooo:paragraph-rsid="001abc8f"/>
    </style:style>
    <style:style style:name="P4" style:family="paragraph" style:parent-style-name="Standard">
      <style:text-properties officeooo:paragraph-rsid="001c626d"/>
    </style:style>
    <style:style style:name="P5" style:family="paragraph" style:parent-style-name="Standard">
      <style:text-properties officeooo:paragraph-rsid="001cfc8f"/>
    </style:style>
    <style:style style:name="P6" style:family="paragraph" style:parent-style-name="Standard">
      <style:text-properties officeooo:paragraph-rsid="001e43a5"/>
    </style:style>
    <style:style style:name="P7" style:family="paragraph" style:parent-style-name="Standard">
      <style:text-properties officeooo:paragraph-rsid="001e4bf8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cfc8f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e43a5"/>
    </style:style>
    <style:style style:name="P10" style:family="paragraph" style:parent-style-name="Preformatted_20_Text">
      <style:text-properties officeooo:paragraph-rsid="00182ede"/>
    </style:style>
    <style:style style:name="P11" style:family="paragraph" style:parent-style-name="Preformatted_20_Text">
      <style:text-properties officeooo:paragraph-rsid="00190a2e"/>
    </style:style>
    <style:style style:name="P12" style:family="paragraph" style:parent-style-name="Preformatted_20_Text">
      <style:text-properties officeooo:paragraph-rsid="0019ae77"/>
    </style:style>
    <style:style style:name="T1" style:family="text">
      <style:text-properties officeooo:rsid="00182ede"/>
    </style:style>
    <style:style style:name="T2" style:family="text">
      <style:text-properties officeooo:rsid="00190a2e"/>
    </style:style>
    <style:style style:name="T3" style:family="text">
      <style:text-properties officeooo:rsid="0019ae77"/>
    </style:style>
    <style:style style:name="T4" style:family="text">
      <style:text-properties officeooo:rsid="001abc8f"/>
    </style:style>
    <style:style style:name="T5" style:family="text">
      <style:text-properties officeooo:rsid="001c626d"/>
    </style:style>
    <style:style style:name="T6" style:family="text">
      <style:text-properties officeooo:rsid="001cfc8f"/>
    </style:style>
    <style:style style:name="T7" style:family="text">
      <style:text-properties officeooo:rsid="001e43a5"/>
    </style:style>
    <style:style style:name="T8" style:family="text">
      <style:text-properties officeooo:rsid="001e4b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III – Contenu des fichiers</text:span></text:p>
      <text:p text:style-name="P1"><text:span text:style-name="T1">1- MatriceCreuse.</text:span><text:span text:style-name="T4">h</text:span></text:p>
      <text:p text:style-name="P1"><text:span text:style-name="T1"/></text:p>
      <text:p text:style-name="P1"><text:span text:style-name="T1">On y trouve les </text:span><text:span text:style-name="T4">déclarations des</text:span><text:span text:style-name="T1"> fonctions liées à la classe MatCreuse, qui sont des matrices creuses, </text:span><text:span text:style-name="T4">qui sont les suivantes :</text:span></text:p>
      <text:p text:style-name="P1"><text:span text:style-name="T1">MatCreuse ::MatCreuse() : Constructeur de matrice vide</text:span></text:p>
      <text:p text:style-name="P1"><text:span text:style-name="T1">MatCreuse::MatCreuse(int L, int C) : Constructeur de matrice dont la taille est fournie et initialisée à NULL</text:span></text:p>
      <text:p text:style-name="P1"><text:span text:style-name="T1">MatCreuse::MatCreuse(MatCreuse &amp; A) : Constructeur de matrice par recopie</text:span></text:p>
      <text:p text:style-name="P1"><text:span text:style-name="T1">MatCreuse::~MatCreuse() : Destructeur de matrice</text:span></text:p>
      <text:p text:style-name="P4"><text:span text:style-name="T5">void MatCreuse ::lecture() : lit dans un fichier la matrice et la créé grâce aux constructeurs</text:span></text:p>
      <text:p text:style-name="P4"><text:span text:style-name="T5">void matCreuse ::ecriture() : écrit dans un fichier la matrice </text:span></text:p>
      <text:p text:style-name="P1"><text:span text:style-name="T1">float MatCreuse::valeur(int i, int j) : <text:s/>Retourne la valeur d'une case</text:span></text:p>
      <text:p text:style-name="P10"><text:span text:style-name="T1">CaseCreuse* MatCreuse::valeur_bis(int i,int j) : Retourne l'adresse de la case (i,j)</text:span></text:p>
      <text:p text:style-name="P10"><text:span text:style-name="T1">CaseCreuse* MatCreuse::valeur_pere_col(int i,int j) : Retourne l'adresse de la case située à gauche de la case (i,j)</text:span></text:p>
      <text:p text:style-name="P10"><text:span text:style-name="T1">CaseCreuse* MatCreuse::valeur_pere_ligne(int i,int j) : Retourne l'adresse de la case située au dessus de la case (i,j)</text:span></text:p>
      <text:p text:style-name="P10"><text:span text:style-name="T1">void MatCreuse::Affect(int i,int j,float v) : </text:span><text:span text:style-name="T1">Affecte une valeur à la case (i,j)</text:span></text:p>
      <text:p text:style-name="P10"><text:span text:style-name="T1">MatCreuse MatCreuse::operator+(const MatCreuse &amp;B) : Retourne une matrice résultat de l'addition de 2 matrices</text:span></text:p>
      <text:p text:style-name="P12"><text:span text:style-name="T1">MatCreuse MatCreuse::operator</text:span><text:span text:style-name="T3">-</text:span><text:span text:style-name="T1">(const MatCreuse &amp;B) : Retourne une matrice résultat de </text:span><text:span text:style-name="T3">la soustraction</text:span><text:span text:style-name="T1"> de 2 matrices</text:span></text:p>
      <text:p text:style-name="P10"><text:span text:style-name="T1">MatCreuse MatCreuse::operator=(MatCreuse &amp;A) : Affecte une matrice à une autre</text:span></text:p>
      <text:p text:style-name="P10"><text:span text:style-name="T1">MatCreuse MatCreuse::operator*(MatCreuse &amp;A) : Retourne une matrice résultat de la multiplication de 2 matrices</text:span></text:p>
      <text:p text:style-name="P12"><text:span text:style-name="T1">void MatCreuse::Affiche() : Affiche la matrice </text:span></text:p>
      <text:p text:style-name="P1"><text:span text:style-name="T1">MatCreuse MatCreuse ::transposee() : Retourne la transposée d'une matrice</text:span></text:p>
      <text:p text:style-name="P1"><text:span text:style-name="T1"/></text:p>
      <text:p text:style-name="P1"><text:span text:style-name="T1">2- Matrice.</text:span><text:span text:style-name="T4">h</text:span></text:p>
      <text:p text:style-name="P1"><text:span text:style-name="T1">On y trouve les </text:span><text:span text:style-name="T4">déclarations des</text:span><text:span text:style-name="T1"> fonctions liées à la classe Matrice, qui sont des matrices pleines, </text:span><text:span text:style-name="T4">qui sont les suivantes :</text:span></text:p>
      <text:p text:style-name="P1"><text:span text:style-name="T1"/></text:p>
      <text:p text:style-name="P2"><text:span text:style-name="T2">Matrice::Matrice() : Constructeur de matrice vide</text:span></text:p>
      <text:p text:style-name="P2"><text:span text:style-name="T2">Matrice::Matrice(int x, int y) : </text:span><text:span text:style-name="T1">Constructeur de matrice dont la taille est fournie et initialisée à </text:span><text:span text:style-name="T2">0</text:span></text:p>
      <text:p text:style-name="P2"><text:span text:style-name="T2">Matrice::Matrice(Matrice &amp;A) : Constructeur de matrice par recopie</text:span></text:p>
      <text:p text:style-name="P4"><text:span text:style-name="T5">void Matrice::lecture() : lit dans un fichier la matrice et la créé grâce aux constructeurs</text:span></text:p>
      <text:p text:style-name="P4"><text:span text:style-name="T5">void Matrice::ecriture() : écrit dans un fichier la matrice </text:span></text:p>
      <text:p text:style-name="P2"><text:span text:style-name="T2">float Matrice::valeur(int i, int j) : Retourne la valeur d'une case</text:span></text:p>
      <text:p text:style-name="P11"><text:span text:style-name="T2">Matrice Matrice</text:span><text:span text:style-name="T1">::operator+(const </text:span><text:span text:style-name="T2">Matrice</text:span><text:span text:style-name="T1"> &amp;</text:span><text:span text:style-name="T2">A</text:span><text:span text:style-name="T1">) : Retourne une matrice résultat de l'addition de 2 matrices</text:span></text:p>
      <text:p text:style-name="P12"><text:span text:style-name="T2">Matrice Matrice</text:span><text:span text:style-name="T1">::operator</text:span><text:span text:style-name="T3">-</text:span><text:span text:style-name="T1">(const </text:span><text:span text:style-name="T2">Matrice</text:span><text:span text:style-name="T1"> &amp;</text:span><text:span text:style-name="T2">A</text:span><text:span text:style-name="T1">) : Retourne une matrice résultat de </text:span><text:span text:style-name="T3">la soustraction</text:span><text:span text:style-name="T1"> de 2 matrices</text:span></text:p>
      <text:p text:style-name="P12"><text:span text:style-name="T2">Matrice Matrice</text:span><text:span text:style-name="T1">::operator=(MatCreuse &amp;A) : Affecte une matrice à une autre</text:span></text:p>
      <text:p text:style-name="P12"><text:span text:style-name="T2">Matrice Matrice</text:span><text:span text:style-name="T1">::operator*(MatCreuse &amp;A) : Retourne une matrice résultat de la multiplication de 2 matrices</text:span></text:p>
      <text:p text:style-name="P11"><text:span text:style-name="T1">void </text:span><text:span text:style-name="T3">Matrice</text:span><text:span text:style-name="T1">::Affiche() : Affiche la matrice </text:span></text:p>
      <text:p text:style-name="P2"><text:span text:style-name="T3">Matrice Matrice</text:span><text:span text:style-name="T1"> ::transposee() : Retourne la transposée d'une matrice</text:span></text:p>
      <text:p text:style-name="P2"><text:span text:style-name="T1"/></text:p>
      <text:p text:style-name="P5"><text:span text:style-name="T6">3 -MatCreuse.cpp</text:span></text:p>
      <text:p text:style-name="P5"><text:span text:style-name="T6">On y trouve les fonctions préalablement déclarées dans MatCreuse.h outre les fonctions d'écriture et de lecture</text:span></text:p>
      <text:p text:style-name="P5"><text:span text:style-name="T6"/></text:p>
      <text:p text:style-name="P8"><text:span text:style-name="T6">4 – Matrice.cpp</text:span></text:p>
      <text:p text:style-name="P5"><text:soft-page-break/><text:span text:style-name="T6">On y trouve les fonctions préalablement déclarées dans Matrice.h outre les fonctions d'écriture et de lecture</text:span></text:p>
      <text:p text:style-name="P5"><text:span text:style-name="T6"/></text:p>
      <text:p text:style-name="P8"><text:span text:style-name="T6">5 – Flux.cpp</text:span></text:p>
      <text:p text:style-name="P5"><text:span text:style-name="T6">On y trouve les fonctions de lecture et d'écriture déclarées dans MatCreuse.h et Matrice.h</text:span></text:p>
      <text:p text:style-name="P5"><text:span text:style-name="T6"/></text:p>
      <text:p text:style-name="P9"><text:span text:style-name="T7">6 – Test</text:span></text:p>
      <text:p text:style-name="P6"><text:span text:style-name="T7">C'est dans ce fichier que sera écrite la fonction de test suivant la procédure de test préalablement établie, sur des matrices de taille 1000*1000</text:span></text:p>
      <text:p text:style-name="P6"><text:span text:style-name="T7"/></text:p>
      <text:p text:style-name="P9"><text:span text:style-name="T7">7 – Main.cpp</text:span></text:p>
      <text:p text:style-name="P7"><text:span text:style-name="T8">C'est dans ce fichier que s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griete Marie</meta:initial-creator>
    <meta:creation-date>2015-03-30T13:46:53</meta:creation-date>
    <dc:date>2015-03-30T15:21:17</dc:date>
    <dc:creator>Vergriete Marie</dc:creator>
    <meta:editing-duration>PT1H19M1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2" meta:paragraph-count="44" meta:word-count="473" meta:character-count="3241" meta:non-whitespace-character-count="2802"/>
  </office:meta>
</office:document-meta>
</file>